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mily-generic="swiss"/>
    <style:font-face style:name="TheSans 7-Bold" svg:font-family="'TheSans 7-Bold', 'Courier Ne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TheSans 7-Bold1" svg:font-family="'TheSans 7-Bold', 'Courier New'" style:font-family-generic="swiss" style:font-pitch="variable"/>
    <style:font-face style:name="DejaVu Sans" svg:font-family="'DejaVu Sans'" style:font-family-generic="system" style:font-pitch="variable"/>
  </office:font-face-decls>
  <office:automatic-styles>
    <style:style style:name="P1" style:family="paragraph">
      <style:paragraph-properties fo:text-align="center"/>
    </style:style>
    <style:style style:name="P2" style:family="paragraph">
      <style:paragraph-properties>
        <style:tab-stops>
          <style:tab-stop style:position="6.36cm"/>
        </style:tab-stops>
      </style:paragraph-properties>
    </style:style>
    <style:style style:name="P3" style:family="paragraph">
      <style:paragraph-properties>
        <style:tab-stops>
          <style:tab-stop style:position="6.36cm"/>
        </style:tab-stops>
      </style:paragraph-properties>
      <style:text-properties style:font-name="Tahoma" fo:font-size="14pt" fo:font-weight="bold" style:font-name-complex="Tahoma" style:font-size-complex="14pt" style:font-weight-complex="bold"/>
    </style:style>
    <style:style style:name="P4" style:family="paragraph" style:parent-style-name="Standard">
      <style:paragraph-properties>
        <style:tab-stops>
          <style:tab-stop style:position="6.174cm"/>
        </style:tab-stops>
      </style:paragraph-properties>
      <style:text-properties style:font-name="Tahoma" style:font-name-complex="Tahoma"/>
    </style:style>
    <style:style style:name="P5" style:family="paragraph" style:parent-style-name="Standard">
      <style:paragraph-properties>
        <style:tab-stops>
          <style:tab-stop style:position="6.174cm"/>
        </style:tab-stops>
      </style:paragraph-properties>
      <style:text-properties style:font-name="Tahoma" fo:font-weight="bold" style:font-weight-asian="bold" style:font-name-complex="Tahoma" style:font-weight-complex="bold"/>
    </style:style>
    <style:style style:name="P6" style:family="paragraph" style:parent-style-name="Standard">
      <style:paragraph-properties>
        <style:tab-stops>
          <style:tab-stop style:position="6.174cm"/>
        </style:tab-stops>
      </style:paragraph-properties>
      <style:text-properties style:font-name="TheSans 7-Bold" fo:font-size="14pt" fo:language="zxx" fo:country="none" style:font-size-asian="14pt" style:language-asian="zxx" style:country-asian="none"/>
    </style:style>
    <style:style style:name="P7" style:family="paragraph" style:parent-style-name="Standard">
      <style:paragraph-properties>
        <style:tab-stops>
          <style:tab-stop style:position="6.174cm"/>
        </style:tab-stops>
      </style:paragraph-properties>
      <style:text-properties style:font-name="TheSans 7-Bold" fo:font-size="14pt" style:font-size-asian="14pt"/>
    </style:style>
    <style:style style:name="P8" style:family="paragraph" style:parent-style-name="Standard" style:master-page-name="Standard">
      <style:paragraph-properties style:page-number="auto"/>
      <style:text-properties style:font-name="TheSans 7-Bold" fo:font-size="14pt" style:font-size-asian="14pt"/>
    </style:style>
    <style:style style:name="P9" style:family="paragraph">
      <style:paragraph-properties>
        <style:tab-stops>
          <style:tab-stop style:position="3.5cm"/>
        </style:tab-stops>
      </style:paragraph-properties>
    </style:style>
    <style:style style:name="P10" style:family="paragraph">
      <style:paragraph-properties fo:text-align="justify">
        <style:tab-stops>
          <style:tab-stop style:position="3.5cm"/>
        </style:tab-stops>
      </style:paragraph-properties>
    </style:style>
    <style:style style:name="P11" style:family="paragraph">
      <style:paragraph-properties>
        <style:tab-stops>
          <style:tab-stop style:position="3.5cm"/>
        </style:tab-stops>
      </style:paragraph-properties>
      <style:text-properties style:font-name="Tahoma" fo:font-size="12pt" fo:font-weight="bold" style:font-name-complex="Tahoma" style:font-weight-complex="bold"/>
    </style:style>
    <style:style style:name="T1" style:family="text">
      <style:text-properties style:font-name="Tahoma" fo:font-size="18pt" fo:font-weight="bold" style:font-name-complex="Tahoma" style:font-size-complex="18pt" style:font-weight-complex="bold"/>
    </style:style>
    <style:style style:name="T2" style:family="text">
      <style:text-properties style:font-name="Tahoma" fo:font-size="18pt" style:font-name-complex="Tahoma" style:font-size-complex="18pt"/>
    </style:style>
    <style:style style:name="T3" style:family="text">
      <style:text-properties fo:color="#808080" style:font-name="Tahoma1" fo:font-size="12pt" fo:font-weight="bold" style:font-name-complex="Tahoma" style:font-size-complex="18pt" style:font-weight-complex="bold"/>
    </style:style>
    <style:style style:name="T4" style:family="text">
      <style:text-properties fo:color="#808080" style:font-name="Tahoma1" fo:font-size="12pt" fo:font-weight="bold" style:font-size-asian="12pt" style:font-name-complex="Tahoma" style:font-size-complex="12pt" style:font-weight-complex="bold"/>
    </style:style>
    <style:style style:name="T5" style:family="text">
      <style:text-properties fo:color="#808080" style:font-name="Tahoma1" fo:font-size="12pt" fo:font-weight="bold" style:font-size-asian="12pt" style:font-weight-asian="bold" style:font-size-complex="12pt" style:font-weight-complex="bold"/>
    </style:style>
    <style:style style:name="T6" style:family="text">
      <style:text-properties style:font-name="Tahoma" fo:font-size="12pt" fo:font-weight="bold"/>
    </style:style>
    <style:style style:name="T7" style:family="text">
      <style:text-properties style:font-name="Tahoma" fo:font-size="14pt" fo:font-weight="bold" style:font-name-complex="Tahoma" style:font-size-complex="14pt" style:font-weight-complex="bold"/>
    </style:style>
    <style:style style:name="T8" style:family="text">
      <style:text-properties style:font-name="Tahoma" fo:font-size="12pt" fo:font-weight="bold" style:font-name-complex="Tahoma" style:font-weight-complex="bold"/>
    </style:style>
    <style:style style:name="T9" style:family="text">
      <style:text-properties style:font-name="TheSans 7-Bold1" fo:font-size="14pt" style:font-name-complex="TheSans 7-Bold1" style:font-size-complex="14pt"/>
    </style:style>
    <style:style style:name="T10" style:family="text">
      <style:text-properties style:font-name="Tahoma" fo:font-size="12pt" style:font-name-complex="Tahoma"/>
    </style:style>
    <style:style style:name="T11" style:family="text">
      <style:text-properties style:font-name="Tahoma" fo:font-size="14pt" style:font-name-complex="Tahoma" style:font-size-complex="14pt"/>
    </style:style>
    <style:style style:name="T12" style:family="text">
      <style:text-properties fo:font-size="12pt"/>
    </style:style>
    <style:style style:name="T13" style:family="text">
      <style:text-properties style:font-name="TheSans 7-Bold1" fo:font-size="14pt" fo:language="zxx" fo:country="none" style:language-asian="zxx" style:country-asian="none" style:font-name-complex="TheSans 7-Bold1" style:font-size-complex="14pt"/>
    </style:style>
    <style:style style:name="gr1" style:family="graphic">
      <style:graphic-properties draw:stroke="none" draw:fill="solid" draw:fill-color="#4c4c4c"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d9d957"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none" svg:stroke-color="#000000" draw:fill="none" draw:fill-color="#ffffff" fo:min-height="3.6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none" svg:stroke-color="#000000" draw:fill="none" draw:fill-color="#ffffff" fo:min-height="1.111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none" svg:stroke-color="#000000" draw:fill="none" draw:fill-color="#ffffff" fo:min-height="0.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6" style:family="graphic">
      <style:graphic-properties draw:stroke="none" svg:stroke-color="#000000" draw:fill="none" draw:fill-color="#ffffff" fo:min-height="15.29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1" draw:z-index="0" draw:style-name="gr1" draw:text-style-name="P1" svg:width="20.988cm" svg:height="0.768cm" svg:x="0cm" svg:y="8.47cm">
        <text:p/>
      </draw:rect>
      <draw:rect text:anchor-type="page" text:anchor-page-number="1" draw:z-index="1" draw:style-name="gr2" draw:text-style-name="P1" svg:width="20.989cm" svg:height="14.976cm" svg:x="0cm" svg:y="9.237cm">
        <text:p/>
      </draw:rect>
      <draw:frame text:anchor-type="page" text:anchor-page-number="1" draw:z-index="2" draw:style-name="gr3" svg:width="10.875cm" svg:height="3.626cm" svg:x="1cm" svg:y="24.954cm">
        <draw:text-box>
          <text:p><text:span text:style-name="T1">Entreprise SMARTESTING</text:span><text:span text:style-name="T2"><text:line-break/></text:span><text:span text:style-name="T3">TE</text:span><text:span text:style-name="T4">MIS I</text:span><text:span text:style-name="T5">nnovation – 18 Rue Alain Savary</text:span></text:p>
          <text:p><text:span text:style-name="T5">25000 Besançon</text:span></text:p>
          <text:p><text:span text:style-name="T6">www.smartesting.com</text:span><text:span text:style-name="T6"><text:tab/></text:span></text:p>
        </draw:text-box>
      </draw:frame>
      <draw:frame text:anchor-type="page" text:anchor-page-number="1" draw:z-index="3" draw:style-name="gr4" draw:text-style-name="P3" svg:width="8.594cm" svg:height="1.112cm" svg:x="1cm" svg:y="7.001cm">
        <draw:text-box>
          <text:p text:style-name="P2"><text:span text:style-name="T7">BOUVIER Marc</text:span></text:p>
        </draw:text-box>
      </draw:frame>
      <draw:frame text:anchor-type="page" text:anchor-page-number="1" draw:z-index="4" draw:style-name="gr5" draw:text-style-name="P3" svg:width="9.27cm" svg:height="0.9cm" svg:x="10.719cm" svg:y="7.001cm">
        <draw:text-box>
          <text:p text:style-name="P2"><text:span text:style-name="T7">Rapport de stage ST40 - P2009</text:span></text:p>
        </draw:text-box>
      </draw:frame>
      <text:p text:style-name="P8"/>
      <text:p text:style-name="P7"/>
      <text:p text:style-name="P5">Mots clefs</text:p>
      <text:p text:style-name="P7"/>
      <text:p text:style-name="P4">Agile – eXtreme Programming – JAVA – Test logiciel – Eclipse – Programmation orientée objet – Génie logiciel – Test Driven Developpment</text:p>
      <text:p text:style-name="P7"/>
      <text:p text:style-name="P7"/>
      <text:p text:style-name="P7"/>
      <text:p text:style-name="P7"/>
      <text:p text:style-name="P7"/>
      <text:p text:style-name="P6"/>
      <text:p text:style-name="P7"/>
      <text:p text:style-name="P6"/>
      <text:p text:style-name="P7"/>
      <text:p text:style-name="P6"/>
      <text:p text:style-name="P7"><draw:frame text:anchor-type="paragraph" draw:z-index="5" draw:style-name="gr6" draw:text-style-name="P11" svg:width="17.384cm" svg:height="15.294cm" svg:x="0cm" svg:y="0.28cm"><draw:text-box><text:p text:style-name="P9"><text:span text:style-name="T8">Résumé</text:span></text:p><text:p text:style-name="P9"><text:span text:style-name="T9"/></text:p><text:p text:style-name="P10"><text:span text:style-name="T10">Mon stage a eu lieu chez Smartesting qui industrialise le test logiciel par une approche basée sur la modélisation. J'ai évolué dans l'équipe de recherche et développement pour participer au développement en JAVA de l'outil de génération de test Test Designer et de ses modules annexes. Cette équipe pratique les méthodes de développement Agiles : eXtreme Programming (XP). L'équipe est très soudée et la communication entre ses membres est très forte. J'ai pu découvrir des techniques de programmation telles que Test Driven Développement, refactoring. Des bonnes pratiques de programmation objet comme le principe de responsabilité simple. Les processus de développement ont varié tout au long de mon stage prouvant qu'il est souvent nécessaire le remettre en question. J'ai découvert des pratiques de l'agilité telles que le "done-done", "no-bugs", "slack-time". J'ai participé à la mise en place d'un système de gestion du temps (pomodoro technique). J'ai pu assister à des meetings regroupant tous les collaborateurs de l'entreprise, découvrir ainsi le fonctionnement d'une entreprise au delà des considérations techniques.</text:span></text:p><text:p text:style-name="P9"><text:span text:style-name="T11"/></text:p><text:p text:style-name="P9"><text:span text:style-name="T9"/></text:p><text:p><text:span text:style-name="T12"/></text:p><text:p text:style-name="P9"><text:span text:style-name="T13"/></text:p><text:p text:style-name="P9"><text:span text:style-name="T9"/></text:p><text:p><text:span text:style-name="T12"/></text:p><text:p><text:span text:style-name="T12"/></text:p></draw:text-box></draw:frame></text:p>
      <text:p text:style-name="P7"/>
      <text:p text:style-name="P7"/>
      <text:p text:style-name="P7"/>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mily-generic="swiss"/>
    <style:font-face style:name="TheSans 7-Bold" svg:font-family="'TheSans 7-Bold', 'Courier Ne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TheSans 7-Bold1" svg:font-family="'TheSans 7-Bold', 'Courier New'"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fr" fo:country="FR" style:font-name-asian="Times New Roman" style:font-size-asian="12pt" style:font-name-complex="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Pascal FOURNIER</meta:initial-creator>
    <meta:creation-date>2008-01-21T18:39:00</meta:creation-date>
    <dc:date>2009-08-27T12:03:20</dc:date>
    <meta:print-date>2008-01-23T16:08:00</meta:print-date>
    <meta:editing-cycles>6</meta:editing-cycles>
    <meta:editing-duration>PT02H34M28S</meta:editing-duration>
    <meta:document-statistic meta:table-count="0" meta:image-count="0" meta:object-count="0" meta:page-count="1" meta:paragraph-count="2" meta:word-count="24" meta:character-count="145"/>
    <meta:user-defined meta:name="Info 1"/>
    <meta:user-defined meta:name="Info 2"/>
    <meta:user-defined meta:name="Info 3"/>
    <meta:user-defined meta:name="Info 4"/>
  </office:meta>
</office:document-meta>
</file>